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number-columns-repeated="1015" table:default-cell-style-name="ce2"/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7])" office:value-type="float" office:value="458752" calcext:value-type="float">
            <text:p>458752</text:p>
          </table:table-cell>
          <table:table-cell table:formula="of:=[.E7]/1024/1024" office:value-type="float" office:value="0.4375" calcext:value-type="float">
            <text:p>0.4375</text:p>
          </table:table-cell>
          <table:table-cell table:style-name="ce8" table:formula="of:=[.E7]/1024" office:value-type="float" office:value="448" calcext:value-type="float">
            <text:p>448</text:p>
          </table:table-cell>
          <table:table-cell table:formula="of:=HEX2DEC([.D7])" office:value-type="float" office:value="458752" calcext:value-type="float">
            <text:p>458752</text:p>
          </table:table-cell>
          <table:table-cell table:formula="of:=[.H7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8])" office:value-type="float" office:value="65536" calcext:value-type="float">
            <text:p>65536</text:p>
          </table:table-cell>
          <table:table-cell table:formula="of:=[.E8]/1024/1024" office:value-type="float" office:value="0.0625" calcext:value-type="float">
            <text:p>0.0625</text:p>
          </table:table-cell>
          <table:table-cell table:style-name="ce8" table:formula="of:=[.E8]/1024" office:value-type="float" office:value="64" calcext:value-type="float">
            <text:p>64</text:p>
          </table:table-cell>
          <table:table-cell table:formula="of:=HEX2DEC([.D8])" office:value-type="float" office:value="524288" calcext:value-type="float">
            <text:p>524288</text:p>
          </table:table-cell>
          <table:table-cell table:formula="of:=[.H8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10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8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11])" office:value-type="float" office:value="4390912" calcext:value-type="float">
            <text:p>4390912</text:p>
          </table:table-cell>
          <table:table-cell table:style-name="ce7" table:formula="of:=[.E11]/1024/1024" office:value-type="float" office:value="4.1875" calcext:value-type="float">
            <text:p>4.1875</text:p>
          </table:table-cell>
          <table:table-cell table:style-name="ce9" table:formula="of:=[.E11]/1024" office:value-type="float" office:value="4288" calcext:value-type="float">
            <text:p>4288</text:p>
          </table:table-cell>
          <table:table-cell table:style-name="ce7" table:formula="of:=HEX2DEC([.D11])" office:value-type="float" office:value="4915200" calcext:value-type="float">
            <text:p>4915200</text:p>
          </table:table-cell>
          <table:table-cell table:style-name="ce7" table:formula="of:=[.H11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14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11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15])" office:value-type="float" office:value="10747904" calcext:value-type="float">
            <text:p>10747904</text:p>
          </table:table-cell>
          <table:table-cell table:style-name="ce7" table:formula="of:=[.E15]/1024/1024" office:value-type="float" office:value="10.25" calcext:value-type="float">
            <text:p>10.25</text:p>
          </table:table-cell>
          <table:table-cell table:style-name="ce9" table:formula="of:=[.E15]/1024" office:value-type="float" office:value="10496" calcext:value-type="float">
            <text:p>10496</text:p>
          </table:table-cell>
          <table:table-cell table:style-name="ce7" table:formula="of:=HEX2DEC([.D15])" office:value-type="float" office:value="15663104" calcext:value-type="float">
            <text:p>15663104</text:p>
          </table:table-cell>
          <table:table-cell table:style-name="ce7" table:formula="of:=[.H15]/1024/1024" office:value-type="float" office:value="14.9375" calcext:value-type="float">
            <text:p>14.93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18])" office:value-type="float" office:value="1114112" calcext:value-type="float">
            <text:p>1114112</text:p>
          </table:table-cell>
          <table:table-cell table:style-name="ce7" table:formula="of:=[.E18]/1024/1024" office:value-type="float" office:value="1.0625" calcext:value-type="float">
            <text:p>1.0625</text:p>
          </table:table-cell>
          <table:table-cell table:style-name="ce9" table:formula="of:=[.E18]/1024" office:value-type="float" office:value="1088" calcext:value-type="float">
            <text:p>1088</text:p>
          </table:table-cell>
          <table:table-cell table:style-name="ce7" table:formula="of:=HEX2DEC([.D18])" office:value-type="float" office:value="16777216" calcext:value-type="float">
            <text:p>16777216</text:p>
          </table:table-cell>
          <table:table-cell table:style-name="ce7" table:formula="of:=[.H18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26])" office:value-type="float" office:value="0" calcext:value-type="float">
            <text:p>0</text:p>
          </table:table-cell>
          <table:table-cell table:formula="of:=[.E26]/1024/1024" office:value-type="float" office:value="0" calcext:value-type="float">
            <text:p>0</text:p>
          </table:table-cell>
          <table:table-cell/>
          <table:table-cell table:formula="of:=HEX2DEC([.D26])" office:value-type="float" office:value="1048576" calcext:value-type="float">
            <text:p>1048576</text:p>
          </table:table-cell>
          <table:table-cell table:formula="of:=[.H26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/>
          <table:table-cell table:formula="of:=HEX2DEC([.D27])" office:value-type="float" office:value="1114112" calcext:value-type="float">
            <text:p>1114112</text:p>
          </table:table-cell>
          <table:table-cell table:formula="of:=[.H27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27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28]+[.C28]" office:value-type="float" office:value="540000" calcext:value-type="float">
            <text:p>540000</text:p>
          </table:table-cell>
          <table:table-cell table:formula="of:=HEX2DEC([.C28])" office:value-type="float" office:value="4390912" calcext:value-type="float">
            <text:p>4390912</text:p>
          </table:table-cell>
          <table:table-cell table:formula="of:=[.E28]/1024/1024" office:value-type="float" office:value="4.1875" calcext:value-type="float">
            <text:p>4.1875</text:p>
          </table:table-cell>
          <table:table-cell/>
          <table:table-cell table:formula="of:=HEX2DEC([.D28])" office:value-type="float" office:value="5505024" calcext:value-type="float">
            <text:p>5505024</text:p>
          </table:table-cell>
          <table:table-cell table:formula="of:=[.H28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28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29])" office:value-type="float" office:value="9371648" calcext:value-type="float">
            <text:p>9371648</text:p>
          </table:table-cell>
          <table:table-cell table:formula="of:=[.E29]/1024/1024" office:value-type="float" office:value="8.9375" calcext:value-type="float">
            <text:p>8.9375</text:p>
          </table:table-cell>
          <table:table-cell/>
          <table:table-cell table:formula="of:=HEX2DEC([.D29])" office:value-type="float" office:value="14876672" calcext:value-type="float">
            <text:p>14876672</text:p>
          </table:table-cell>
          <table:table-cell table:formula="of:=[.H29]/1024/1024" office:value-type="float" office:value="14.1875" calcext:value-type="float">
            <text:p>14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30])" office:value-type="float" office:value="1900544" calcext:value-type="float">
            <text:p>1900544</text:p>
          </table:table-cell>
          <table:table-cell table:formula="of:=[.E30]/1024/1024" office:value-type="float" office:value="1.8125" calcext:value-type="float">
            <text:p>1.8125</text:p>
          </table:table-cell>
          <table:table-cell/>
          <table:table-cell table:formula="of:=HEX2DEC([.D30])" office:value-type="float" office:value="16777216" calcext:value-type="float">
            <text:p>16777216</text:p>
          </table:table-cell>
          <table:table-cell table:formula="of:=[.H30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35])" office:value-type="float" office:value="0" calcext:value-type="float">
            <text:p>0</text:p>
          </table:table-cell>
          <table:table-cell table:formula="of:=[.E35]/1024/1024" office:value-type="float" office:value="0" calcext:value-type="float">
            <text:p>0</text:p>
          </table:table-cell>
          <table:table-cell/>
          <table:table-cell table:formula="of:=HEX2DEC([.D35])" office:value-type="float" office:value="1048576" calcext:value-type="float">
            <text:p>1048576</text:p>
          </table:table-cell>
          <table:table-cell table:formula="of:=[.H35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36])" office:value-type="float" office:value="65536" calcext:value-type="float">
            <text:p>65536</text:p>
          </table:table-cell>
          <table:table-cell table:formula="of:=[.E36]/1024/1024" office:value-type="float" office:value="0.0625" calcext:value-type="float">
            <text:p>0.0625</text:p>
          </table:table-cell>
          <table:table-cell/>
          <table:table-cell table:formula="of:=HEX2DEC([.D36])" office:value-type="float" office:value="1114112" calcext:value-type="float">
            <text:p>1114112</text:p>
          </table:table-cell>
          <table:table-cell table:formula="of:=[.H36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36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37]+[.C37]" office:value-type="float" office:value="610000" calcext:value-type="float">
            <text:p>610000</text:p>
          </table:table-cell>
          <table:table-cell table:formula="of:=HEX2DEC([.C37])" office:value-type="float" office:value="5242880" calcext:value-type="float">
            <text:p>5242880</text:p>
          </table:table-cell>
          <table:table-cell table:formula="of:=[.E37]/1024/1024" office:value-type="float" office:value="5" calcext:value-type="float">
            <text:p>5</text:p>
          </table:table-cell>
          <table:table-cell/>
          <table:table-cell table:formula="of:=HEX2DEC([.D37])" office:value-type="float" office:value="6356992" calcext:value-type="float">
            <text:p>6356992</text:p>
          </table:table-cell>
          <table:table-cell table:formula="of:=[.H37]/1024/1024" office:value-type="float" office:value="6.0625" calcext:value-type="float">
            <text:p>6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37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38])" office:value-type="float" office:value="10420224" calcext:value-type="float">
            <text:p>10420224</text:p>
          </table:table-cell>
          <table:table-cell table:formula="of:=[.E38]/1024/1024" office:value-type="float" office:value="9.9375" calcext:value-type="float">
            <text:p>9.9375</text:p>
          </table:table-cell>
          <table:table-cell/>
          <table:table-cell table:formula="of:=HEX2DEC([.D38])" office:value-type="float" office:value="16777216" calcext:value-type="float">
            <text:p>16777216</text:p>
          </table:table-cell>
          <table:table-cell table:formula="of:=[.H38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4])" office:value-type="float" office:value="0" calcext:value-type="float">
            <text:p>0</text:p>
          </table:table-cell>
          <table:table-cell table:formula="of:=[.E44]/1024/1024" office:value-type="float" office:value="0" calcext:value-type="float">
            <text:p>0</text:p>
          </table:table-cell>
          <table:table-cell/>
          <table:table-cell table:formula="of:=HEX2DEC([.D44])" office:value-type="float" office:value="1048576" calcext:value-type="float">
            <text:p>1048576</text:p>
          </table:table-cell>
          <table:table-cell table:formula="of:=[.H44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5])" office:value-type="float" office:value="65536" calcext:value-type="float">
            <text:p>65536</text:p>
          </table:table-cell>
          <table:table-cell table:formula="of:=[.E45]/1024/1024" office:value-type="float" office:value="0.0625" calcext:value-type="float">
            <text:p>0.0625</text:p>
          </table:table-cell>
          <table:table-cell/>
          <table:table-cell table:formula="of:=HEX2DEC([.D45])" office:value-type="float" office:value="1114112" calcext:value-type="float">
            <text:p>1114112</text:p>
          </table:table-cell>
          <table:table-cell table:formula="of:=[.H45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5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6]+[.C46]" office:value-type="float" office:value="540000" calcext:value-type="float">
            <text:p>540000</text:p>
          </table:table-cell>
          <table:table-cell table:formula="of:=HEX2DEC([.C46])" office:value-type="float" office:value="4390912" calcext:value-type="float">
            <text:p>4390912</text:p>
          </table:table-cell>
          <table:table-cell table:formula="of:=[.E46]/1024/1024" office:value-type="float" office:value="4.1875" calcext:value-type="float">
            <text:p>4.1875</text:p>
          </table:table-cell>
          <table:table-cell/>
          <table:table-cell table:formula="of:=HEX2DEC([.D46])" office:value-type="float" office:value="5505024" calcext:value-type="float">
            <text:p>5505024</text:p>
          </table:table-cell>
          <table:table-cell table:formula="of:=[.H46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6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47])" office:value-type="float" office:value="11272192" calcext:value-type="float">
            <text:p>11272192</text:p>
          </table:table-cell>
          <table:table-cell table:formula="of:=[.E47]/1024/1024" office:value-type="float" office:value="10.75" calcext:value-type="float">
            <text:p>10.75</text:p>
          </table:table-cell>
          <table:table-cell/>
          <table:table-cell table:formula="of:=HEX2DEC([.D47])" office:value-type="float" office:value="16777216" calcext:value-type="float">
            <text:p>16777216</text:p>
          </table:table-cell>
          <table:table-cell table:formula="of:=[.H4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2:52:03.435452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3-28T15:18:23.444225518</dc:date>
    <meta:editing-duration>P1DT1H44M9S</meta:editing-duration>
    <meta:editing-cycles>24</meta:editing-cycles>
    <meta:generator>LibreOffice/6.0.7.3$Linux_X86_64 LibreOffice_project/00m0$Build-3</meta:generator>
    <meta:document-statistic meta:table-count="1" meta:cell-count="197" meta:object-count="0"/>
  </office:meta>
</office:document-meta>
</file>